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5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WE-Projekt: Servermanager für Serverdienste auf Debiansystemen im lokalen Netzwerk</text:p>
      <text:p text:style-name="Standard"/>
      <text:p text:style-name="P1">Protokoll: Besprechung 23.Januar 2012</text:p>
      <text:p text:style-name="P1"/>
      <text:p text:style-name="P1"/>
      <text:p text:style-name="P2"><text:span text:style-name="T1">Anwesend</text:span>: </text:p>
      <text:p text:style-name="P2">tg, mw, fm, pt</text:p>
      <text:p text:style-name="P2"/>
      <text:p text:style-name="P2"><text:span text:style-name="T1">Kurzbeschreibung</text:span>: </text:p>
      <text:p text:style-name="P2">Es wurde an den Aufgaben, welche in der letzten Besprechung verteilt wurde gearbeitet und weitere Fragen zu diesen bearbeitet.</text:p>
      <text:p text:style-name="P2"/>
      <text:p text:style-name="P2"><text:span text:style-name="T1">Weboberfläche</text:span>:</text:p>
      <text:list xml:id="list1673373979" text:style-name="L1">
        <text:list-item>
          <text:p text:style-name="P4">Diskussion der Kommunikation(Soap oder kein Soap)</text:p>
        </text:list-item>
        <text:list-item>
          <text:p text:style-name="P4">Entwicklung von XML-Schemata </text:p>
        </text:list-item>
      </text:list>
      <text:p text:style-name="P2"/>
      <text:p text:style-name="P2">Ergebnis:</text:p>
      <text:list xml:id="list1158469225" text:style-name="L2">
        <text:list-item>
          <text:p text:style-name="P5">simple und direkte Kommunikation per TCP/IP</text:p>
        </text:list-item>
        <text:list-item>
          <text:p text:style-name="P5">die Kommunikation zwischen den Java-Programmen soll ebenfalls so laufen</text:p>
        </text:list-item>
      </text:list>
      <text:p text:style-name="P2"/>
      <text:p text:style-name="P2"><text:span text:style-name="T1">Java</text:span>:</text:p>
      <text:list xml:id="list950690351" text:style-name="L3">
        <text:list-item>
          <text:p text:style-name="P6">erste Socket-Tests programmiert</text:p>
        </text:list-item>
        <text:list-item>
          <text:p text:style-name="P6">erste Thread-Tests programmiert</text:p>
        </text:list-item>
        <text:list-item>
          <text:p text:style-name="P6">erste Test zum ausführen eines Shellscriptes programmiert</text:p>
        </text:list-item>
        <text:list-item>
          <text:p text:style-name="P6">Sqlite in Java programmiert</text:p>
        </text:list-item>
      </text:list>
      <text:p text:style-name="P2"/>
      <text:p text:style-name="P2">Ergebnis: </text:p>
      <text:list xml:id="list982700356" text:style-name="L4">
        <text:list-item>
          <text:p text:style-name="P7">erste rudimentäre Funktionen sind gegeben</text:p>
        </text:list-item>
      </text:list>
      <text:p text:style-name="P2"/>
      <text:p text:style-name="P2"/>
      <text:p text:style-name="P2"><text:span text:style-name="T1">Diagramme</text:span>:</text:p>
      <text:list xml:id="list431747651" text:style-name="L5">
        <text:list-item>
          <text:p text:style-name="P8">Anforderungs-Digramme aus Anforderungen wurden erstellt</text:p>
        </text:list-item>
        <text:list-item>
          <text:p text:style-name="P8">Aktivitätsdiagramme wurden erstellt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2-02-14T18:39:28</meta:creation-date>
    <dc:date>2012-02-14T19:15:26</dc:date>
    <dc:creator>user </dc:creator>
    <meta:editing-duration>PT16M36S</meta:editing-duration>
    <meta:editing-cycles>5</meta:editing-cycles>
    <meta:generator>LibreOffice/3.4$Unix LibreOffice_project/340m1$Build-402</meta:generator>
    <meta:document-statistic meta:table-count="0" meta:image-count="0" meta:object-count="0" meta:page-count="1" meta:paragraph-count="22" meta:word-count="108" meta:character-count="816" meta:non-whitespace-character-count="737"/>
  </office:meta>
</office:document-meta>
</file>